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atin Modern Mono" svg:font-family="Latin Modern Mono"/>
  </office:font-face-decls>
  <office:automatic-styles>
    <style:style style:family="text" style:name="T1" style:display-name="T1">
      <style:text-properties style:font-name="Latin Modern Mono"/>
    </style:style>
    <style:style style:family="text" style:name="T2" style:display-name="T2">
      <style:text-properties style:font-name="Latin Modern Mono" fo:font-weight="bold"/>
    </style:style>
    <style:style style:family="paragraph" style:name="P2" style:display-name="P2" style:parent-style-name="Normal">
      <style:paragraph-properties fo:text-align="left"/>
      <style:text-properties fo:font-weight="bold"/>
    </style:style>
    <style:style style:family="paragraph" style:name="P1" style:display-name="P1" style:parent-style-name="Normal">
      <style:paragraph-properties fo:text-align="center"/>
      <style:text-properties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Exposicion-Matematicas Discretas</text:span></text:p>
        <text:p text:style-name="P1"><text:span text:style-name="T1">(Automatas de estado finito y automatas de estado finito no determinista)</text:span></text:p>
        <text:p text:style-name="P2"/>
        <text:p text:style-name="P2"><text:span text:style-name="T2">Autómatas finitos.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4-11-07T15:58:07.185244851</meta:creation-date>
    <dc:date>Mon Nov 10 15:37:34 2014
</dc:date>
  </office:meta>
</office:document-meta>
</file>